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ext_20_body">
      <style:text-properties officeooo:rsid="001994d2" officeooo:paragraph-rsid="001994d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d Fade In and Fade Out Effects With ffmpeg</text:h>
      <text:p text:style-name="P2">(Source: <text:a xlink:type="simple" xlink:href="https://dev.to/dak425/add-fade-in-and-fade-out-effects-with-ffmpeg-2bj7" office:name="Source" text:style-name="Internet_20_link" text:visited-style-name="Visited_20_Internet_20_Link">https://dev.to/dak425/add-fade-in-and-fade-out-effects-with-ffmpeg-2bj7</text:a>)</text:p>
      <text:p text:style-name="Text_20_body"/>
      <text:p text:style-name="Text_20_body">I figured out that you don't need to use a full fledge video editor to apply some basic transition effects to video and audio.</text:p>
      <text:p text:style-name="Text_20_body">Using ffmpeg, you can apply basic fade in and fade out to video using the <text:span text:style-name="Emphasis">fade</text:span> filter. For audio, the <text:span text:style-name="Emphasis">afade</text:span> filter can be used to achieve a similar effect.</text:p>
      <text:p text:style-name="Preformatted_20_Text"><text:span text:style-name="Source_20_Text"/></text:p>
      <text:p text:style-name="Preformatted_20_Text"><text:span text:style-name="Source_20_Text"><text:span text:style-name="T1">ffmpeg -i video.mp4 -vf "fade=t=in:st=0:d=3" -c:a copy out.mp4</text:span></text:span></text:p>
      <text:p text:style-name="Text_20_body">This will start the video with a black screen and fade in to full view over 3 seconds.</text:p>
      <text:p text:style-name="Preformatted_20_Text"><text:span text:style-name="Source_20_Text"/></text:p>
      <text:p text:style-name="Preformatted_20_Text"><text:span text:style-name="Source_20_Text"><text:span text:style-name="T1">ffmpeg -i video.mp4 -vf "fade=t=out:st=10:d=5" -c:a copy out.mp4</text:span></text:span></text:p>
      <text:p text:style-name="Text_20_body">This will make the video start fading to black over 5 seconds at the 10 second mark.</text:p>
      <text:p text:style-name="Preformatted_20_Text"><text:span text:style-name="Source_20_Text"/></text:p>
      <text:p text:style-name="Preformatted_20_Text"><text:span text:style-name="Source_20_Text"><text:span text:style-name="T1">ffmpeg -i music.mp3 -af "afade=t=in:st=0:d=5" out.mp3</text:span></text:span></text:p>
      <text:p text:style-name="Text_20_body">The audio file will start at a low volume and fade in to full over 5 seconds.</text:p>
      <text:p text:style-name="Preformatted_20_Text"><text:span text:style-name="Source_20_Text"/></text:p>
      <text:p text:style-name="Preformatted_20_Text"><text:span text:style-name="Source_20_Text"><text:span text:style-name="T1">ffmpeg -i music.mp3 -af "afade=t=out:st=5:d=5" out.mp3</text:span></text:span></text:p>
      <text:p text:style-name="Text_20_body">The audio file will start fading to zero volume over 5 seconds starting at the 5 second mark.</text:p>
      <text:p text:style-name="Preformatted_20_Text"><text:span text:style-name="Source_20_Text"/></text:p>
      <text:p text:style-name="Preformatted_20_Text"><text:span text:style-name="Source_20_Text"><text:span text:style-name="T1">ffmpeg -i video.mp4 -vf "fade=t=in:st=0:d=10,fade=t=out:st=10:d=5" -c:a copy out.mp4</text:span></text:span></text:p>
      <text:p text:style-name="Text_20_body">You can apply both fade in and out effects at the same time, to avoid having to re-encode twi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5:51:03.729607799</meta:creation-date>
    <dc:date>2022-06-12T05:56:19.371262414</dc:date>
    <meta:editing-duration>PT5M7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14" meta:word-count="190" meta:character-count="1159" meta:non-whitespace-character-count="983"/>
  </office:meta>
</office:document-meta>
</file>